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5.55in" svg:y="1.2654in">
            <draw:object draw:notify-on-update-of-ranges="Sheet1.C4:Sheet1.C4 Sheet1.C5:Sheet1.C10 Sheet1.D4:Sheet1.D4 Sheet1.D5:Sheet1.D10 Sheet1.E4:Sheet1.E4 Sheet1.E5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2"/>
          <table:table-cell/>
          <table:table-cell office:value-type="string">
            <text:p>i7 total</text:p>
          </table:table-cell>
          <table:table-cell office:value-type="string">
            <text:p>xeon total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  <table:table-cell office:value-type="float" office:value="2.78">
            <text:p>2.7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.4">
            <text:p>4.4</text:p>
          </table:table-cell>
          <table:table-cell office:value-type="float" office:value="7.75">
            <text:p>7.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.96">
            <text:p>6.96</text:p>
          </table:table-cell>
          <table:table-cell office:value-type="float" office:value="9.75">
            <text:p>9.7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8.17">
            <text:p>8.17</text:p>
          </table:table-cell>
          <table:table-cell office:value-type="float" office:value="8.14">
            <text:p>8.14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0.23">
            <text:p>10.23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12.45">
            <text:p>12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ves</meta:initial-creator>
    <meta:creation-date>2013-07-02T11:30:06</meta:creation-date>
    <dc:date>2013-07-02T11:41:13</dc:date>
    <dc:creator>Jose Alves</dc:creator>
    <meta:editing-duration>P0D</meta:editing-duration>
    <meta:editing-cycles>1</meta:editing-cycles>
    <meta:document-statistic meta:table-count="1" meta:cell-count="19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Sheet1.C4:Sheet1.E10" chart:data-source-has-labels="both" svg:x="1.33cm" svg:y="0.855cm" svg:width="11.178cm" svg:height="6.99cm">
          <chartooo:coordinate-region svg:x="1.951cm" svg:y="1.054cm" svg:width="10.37cm" svg:height="6.144cm"/>
          <chart:axis chart:dimension="x" chart:name="primary-x" chart:style-name="ch4" chartooo:axis-type="auto">
            <chartooo:date-scale/>
            <chart:title svg:x="6.134cm" svg:y="8.025cm" chart:style-name="ch5">
              <text:p># Threads</text:p>
            </chart:title>
            <chart:categories table:cell-range-address="Sheet1.C5:Sheet1.C10"/>
          </chart:axis>
          <chart:axis chart:dimension="y" chart:name="primary-y" chart:style-name="ch4">
            <chart:title svg:x="0.451cm" svg:y="4.95cm" chart:style-name="ch6">
              <text:p>Time(s)</text:p>
            </chart:title>
            <chart:grid chart:style-name="ch7" chart:class="major"/>
          </chart:axis>
          <chart:series chart:style-name="ch8" chart:values-cell-range-address="Sheet1.D5:Sheet1.D10" chart:label-cell-address="Sheet1.D4:Sheet1.D4" chart:class="chart:line">
            <chart:data-point chart:repeated="6"/>
          </chart:series>
          <chart:series chart:style-name="ch9" chart:values-cell-range-address="Sheet1.E5:Sheet1.E10" chart:label-cell-address="Sheet1.E4:Sheet1.E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7 total</text:p>
                <draw:g>
                  <svg:desc>Sheet1.D4:Sheet1.D4</svg:desc>
                </draw:g>
              </table:table-cell>
              <table:table-cell office:value-type="string">
                <text:p>xeon total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:Sheet1.C10</svg:desc>
                </draw:g>
              </table:table-cell>
              <table:table-cell office:value-type="float" office:value="2.24">
                <text:p>2.24</text:p>
                <draw:g>
                  <svg:desc>Sheet1.D5:Sheet1.D10</svg:desc>
                </draw:g>
              </table:table-cell>
              <table:table-cell office:value-type="float" office:value="2.78">
                <text:p>2.78</text:p>
                <draw:g>
                  <svg:desc>Sheet1.E5:Sheet1.E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4">
                <text:p>4.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96">
                <text:p>6.9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17">
                <text:p>8.17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2.45">
                <text:p>12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